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3f73f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rsid="043ccc66" officeooo:paragraph-rsid="0e50324d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>
      <style:text-properties officeooo:paragraph-rsid="0e460a91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8" style:family="paragraph" style:parent-style-name="Standard">
      <style:text-properties officeooo:paragraph-rsid="0e4746e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>
      <style:text-properties officeooo:paragraph-rsid="0e560433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7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7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1" style:family="text">
      <style:text-properties fo:color="#000000" loext:opacity="100%" officeooo:rsid="004804ae"/>
    </style:style>
    <style:style style:name="T36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90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officeooo:rsid="047da547"/>
    </style:style>
    <style:style style:name="T39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9" style:family="text">
      <style:text-properties style:use-window-font-color="true" loext:opacity="0%" style:font-name="Liberation Sans" fo:font-size="12pt" style:font-size-asian="12pt" style:font-size-complex="12pt"/>
    </style:style>
    <style:style style:name="T42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2" style:family="text">
      <style:text-properties officeooo:rsid="04473353"/>
    </style:style>
    <style:style style:name="T4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officeooo:rsid="0a6f0a69"/>
    </style:style>
    <style:style style:name="T426" style:family="text">
      <style:text-properties officeooo:rsid="0aace3cd"/>
    </style:style>
    <style:style style:name="T427" style:family="text">
      <style:text-properties officeooo:rsid="0b952edb"/>
    </style:style>
    <style:style style:name="T428" style:family="text">
      <style:text-properties fo:font-size="8pt" style:font-size-asian="8pt" style:font-size-complex="8pt" loext:padding="0.049cm" loext:border="0.31pt solid #000000"/>
    </style:style>
    <style:style style:name="T429" style:family="text">
      <style:text-properties officeooo:rsid="0394a435"/>
    </style:style>
    <style:style style:name="T430" style:family="text">
      <style:text-properties officeooo:rsid="0be4091b"/>
    </style:style>
    <style:style style:name="T431" style:family="text">
      <style:text-properties officeooo:rsid="0bf888a9"/>
    </style:style>
    <style:style style:name="T432" style:family="text">
      <style:text-properties officeooo:rsid="0cf7e116"/>
    </style:style>
    <style:style style:name="T433" style:family="text">
      <style:text-properties officeooo:rsid="0d52ea33"/>
    </style:style>
    <style:style style:name="T434" style:family="text">
      <style:text-properties officeooo:rsid="0de11971"/>
    </style:style>
    <style:style style:name="T435" style:family="text">
      <style:text-properties style:font-name="Liberation Sans"/>
    </style:style>
    <style:style style:name="T436" style:family="text">
      <style:text-properties style:font-name="Liberation Sans" fo:font-size="12pt"/>
    </style:style>
    <style:style style:name="T43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4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5" style:family="text">
      <style:text-properties style:font-name="Liberation Sans" fo:font-size="12pt" fo:font-style="normal" officeooo:rsid="00bddfbe" style:font-size-asian="12pt" style:font-size-complex="12pt"/>
    </style:style>
    <style:style style:name="T446" style:family="text">
      <style:text-properties style:font-name="Liberation Sans" fo:font-size="12pt" officeooo:rsid="047da547" style:font-size-asian="12pt"/>
    </style:style>
    <style:style style:name="T447" style:family="text">
      <style:text-properties style:font-name="Liberation Sans" fo:font-size="12pt" style:font-size-asian="12pt" style:font-size-complex="12pt"/>
    </style:style>
    <style:style style:name="T448" style:family="text">
      <style:text-properties style:font-name="Liberation Sans" fo:font-size="12pt" officeooo:rsid="01657261" style:font-size-asian="12pt" style:font-size-complex="12pt"/>
    </style:style>
    <style:style style:name="T449" style:family="text">
      <style:text-properties style:font-name="Liberation Sans" fo:font-size="12pt" officeooo:rsid="00bddfbe" style:font-size-asian="12pt" style:font-size-complex="12pt"/>
    </style:style>
    <style:style style:name="T450" style:family="text">
      <style:text-properties style:font-name="Liberation Sans" fo:font-size="12pt" officeooo:rsid="050aa1f1" style:font-size-asian="12pt" style:font-size-complex="12pt"/>
    </style:style>
    <style:style style:name="T451" style:family="text">
      <style:text-properties style:font-name="Liberation Sans" fo:font-size="12pt" officeooo:rsid="05903285" style:font-size-asian="12pt" style:font-size-complex="12pt"/>
    </style:style>
    <style:style style:name="T452" style:family="text">
      <style:text-properties style:font-name="Liberation Sans" fo:font-size="12pt" officeooo:rsid="0594b105" style:font-size-asian="12pt" style:font-size-complex="12pt"/>
    </style:style>
    <style:style style:name="T453" style:family="text">
      <style:text-properties style:font-name="Liberation Sans" fo:font-size="12pt" officeooo:rsid="0d1ec96e" style:font-size-asian="12pt" style:font-size-complex="12pt"/>
    </style:style>
    <style:style style:name="T454" style:family="text">
      <style:text-properties style:font-name="Liberation Sans" fo:font-size="12pt" officeooo:rsid="0e2b2f17" style:font-size-asian="12pt" style:font-size-complex="12pt"/>
    </style:style>
    <style:style style:name="T455" style:family="text">
      <style:text-properties style:font-name="Liberation Sans" fo:font-size="12pt" officeooo:rsid="0e2e0824" style:font-size-asian="12pt" style:font-size-complex="12pt"/>
    </style:style>
    <style:style style:name="T456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57" style:family="text">
      <style:text-properties style:font-name="Liberation Sans" officeooo:rsid="047fb57c"/>
    </style:style>
    <style:style style:name="T458" style:family="text">
      <style:text-properties style:font-name="Liberation Sans" officeooo:rsid="047da547"/>
    </style:style>
    <style:style style:name="T459" style:family="text">
      <style:text-properties officeooo:rsid="0dfbebc7"/>
    </style:style>
    <style:style style:name="T460" style:family="text">
      <style:text-properties officeooo:rsid="01657261" style:font-size-complex="12pt"/>
    </style:style>
    <style:style style:name="T461" style:family="text">
      <style:text-properties officeooo:rsid="0e1061f0"/>
    </style:style>
    <style:style style:name="T462" style:family="text">
      <style:text-properties officeooo:rsid="0e1fd37f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officeooo:rsid="0e48dca5" style:font-weight-asian="bold" style:font-weight-complex="bold"/>
    </style:style>
    <style:style style:name="T465" style:family="text">
      <style:text-properties fo:font-weight="bold" officeooo:rsid="0e4dc746" style:font-weight-asian="bold" style:font-weight-complex="bold"/>
    </style:style>
    <style:style style:name="T466" style:family="text">
      <style:text-properties officeooo:rsid="0e2b2f17"/>
    </style:style>
    <style:style style:name="T467" style:family="text">
      <style:text-properties officeooo:rsid="0e3b8d4d"/>
    </style:style>
    <style:style style:name="T468" style:family="text">
      <style:text-properties officeooo:rsid="0e3cac9e"/>
    </style:style>
    <style:style style:name="T469" style:family="text">
      <style:text-properties fo:font-weight="normal" style:font-weight-asian="normal" style:font-weight-complex="normal"/>
    </style:style>
    <style:style style:name="T470" style:family="text">
      <style:text-properties officeooo:rsid="0e48dc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06">C</text:span></text:span><text:span text:style-name="Strong_20_Emphasis"><text:span text:style-name="T305">hecklist voor </text:span></text:span><text:span text:style-name="Strong_20_Emphasis"><text:span text:style-name="T307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09">2</text:span></text:span><text:span text:style-name="Strong_20_Emphasis"><text:span text:style-name="T315">2</text:span></text:span><text:span text:style-name="Strong_20_Emphasis"><text:span text:style-name="T310">.04</text:span></text:span><text:reference-mark-end text:name="Versie"/><text:span text:style-name="Strong_20_Emphasis"><text:span text:style-name="T316"> </text:span></text:span><text:span text:style-name="Strong_20_Emphasis"><text:span text:style-name="T317">LTS</text:span></text:span><text:span text:style-name="Strong_20_Emphasis"><text:span text:style-name="T311"><text:note text:id="ftn1" text:note-class="footnote"><text:note-citation>1</text:note-citation><text:note-body><text:p text:style-name="P92"><text:span text:style-name="T429">Deze versie </text:span><text:span text:style-name="T430">2</text:span><text:span text:style-name="T459">2</text:span><text:span text:style-name="T430">.04 </text:span><text:span text:style-name="T429">heeft codenaam Jammy Jellyfish (</text:span><text:span text:style-name="T362">jammy</text:span><text:span text:style-name="T429">) en is een zogenaamde LTS-versie (</text:span><text:span text:style-name="T434">LTS=</text:span><text:span text:style-name="T429">Long-Term Support, langetermijnondersteuning). <text:s/>Een LTS-versie verschijnt iedere twee jaar </text:span><text:span text:style-name="T433">in </text:span><text:span text:style-name="T429">april (deze in april 202</text:span><text:span text:style-name="T459">2</text:span><text:span text:style-name="T429">) en wordt </text:span><text:span text:style-name="T462">standaard </text:span><text:span text:style-name="T429">vanaf vrijgave </text:span><text:span text:style-name="T287">vijf</text:span><text:span text:style-name="T429"> jaar ondersteund</text:span><text:span text:style-name="T425"> </text:span><text:span text:style-name="T429">(</text:span><text:span text:style-name="T431">updates </text:span><text:span text:style-name="T429">tot april 202</text:span><text:span text:style-name="T459">7</text:span><text:span text:style-name="T425">)</text:span><text:span text:style-name="T429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313">desktop</text:span></text:span><text:reference-mark-end text:name="Editie"/><text:span text:style-name="Strong_20_Emphasis"><text:span text:style-name="T314">.</text:span></text:span></text:p>
      <text:p text:style-name="P9"/>
      <text:p text:style-name="P91"><text:span text:style-name="T54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437">karelzimmer.nl</text:span></text:span></text:a><text:span text:style-name="T305"> </text:span><text:span text:style-name="T391">voor</text:span><text:span text:style-name="T392"> </text:span><text:span text:style-name="T393">deze en andere </text:span><text:span text:style-name="T97">checklists, scripts, </text:span><text:span text:style-name="T98">en informatie</text:span><text:span text:style-name="T97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5">V</text:span><text:span text:style-name="T457">ul de waarden in het tekstvak achter de </text:span><text:span text:style-name="Definition"><text:span text:style-name="T446">schuingedrukte</text:span></text:span><text:span text:style-name="T435"> </text:span><text:span text:style-name="T458">woorden </text:span><text:span text:style-name="T394">(zie toelichting)</text:span><text:span text:style-name="T458">:</text:span></text:p>
      <text:p text:style-name="P3"><text:span text:style-name="Definition"><text:span text:style-name="T413">g</text:span></text:span><text:span text:style-name="Definition"><text:span text:style-name="T412">ebruiker</text:span></text:span><text:span text:style-name="Definition"><text:span text:style-name="T400"><text:tab/><text:tab/></text:span></text:span><text:span text:style-name="Definition"><text:span text:style-name="T419"> <text:tab/><text:tab/></text:span></text:span><text:span text:style-name="T401"><draw:control text:anchor-type="as-char" svg:y="-0.429cm" draw:z-index="14" draw:name="Gebruiker" draw:style-name="gr2" draw:text-style-name="P107" svg:width="6.061cm" svg:height="0.6cm" draw:control="control15"><svg:title>Gebruiker</svg:title><svg:desc>Volledige naam, bijv. Jan Stek</svg:desc></draw:control></text:span><text:span text:style-name="T401"><text:tab/></text:span><text:span text:style-name="T402">(</text:span><text:span text:style-name="T396">volledige naam, bijv. </text:span><text:span text:style-name="T398">J</text:span><text:span text:style-name="T418">a</text:span><text:span text:style-name="T398">n </text:span><text:span text:style-name="T418">Jansen</text:span><text:span text:style-name="T397">)</text:span></text:p>
      <text:p text:style-name="Standard"><text:span text:style-name="Definition"><text:span text:style-name="T413">g</text:span></text:span><text:span text:style-name="Definition"><text:span text:style-name="T412">ebruikersnaam</text:span></text:span><text:span text:style-name="Definition"><text:span text:style-name="T395"><text:tab/></text:span></text:span><text:span text:style-name="Definition"><text:span text:style-name="T395"><draw:control text:anchor-type="as-char" svg:y="-0.429cm" draw:z-index="15" draw:name="Gberuikersnaam" draw:style-name="gr2" draw:text-style-name="P107" svg:width="6.061cm" svg:height="0.6cm" draw:control="control16"><svg:title>Gebruikersnaam</svg:title><svg:desc>Korte naam, bijv. jan</svg:desc></draw:control></text:span></text:span><text:span text:style-name="Definition"><text:span text:style-name="T395"><text:tab/></text:span></text:span><text:span text:style-name="T438">(korte naam, bijv. </text:span><text:span text:style-name="T323">j</text:span><text:span text:style-name="T324">an</text:span><text:span text:style-name="T438">)</text:span></text:p>
      <text:p text:style-name="P2"><text:span text:style-name="Definition"><text:span text:style-name="T416">c</text:span></text:span><text:span text:style-name="Definition"><text:span text:style-name="T415">omputernaam</text:span></text:span><text:span text:style-name="Definition"><text:span text:style-name="T403"><text:tab/><text:tab/></text:span></text:span><text:span text:style-name="Definition"><text:span text:style-name="T401"><draw:control text:anchor-type="as-char" svg:y="-0.429cm" draw:z-index="16" draw:name="Computernaam" draw:style-name="gr2" draw:text-style-name="P107" svg:width="6.061cm" svg:height="0.6cm" draw:control="control17"><svg:title>Computernaam</svg:title><svg:desc>Unieke naam van de computer</svg:desc></draw:control></text:span></text:span><text:span text:style-name="Definition"><text:span text:style-name="T401"><text:tab/></text:span></text:span><text:span text:style-name="Definition"><text:span text:style-name="T404">(</text:span></text:span><text:span text:style-name="Definition"><text:span text:style-name="T405">naam van de compute</text:span></text:span><text:span text:style-name="Definition"><text:span text:style-name="T406">r, </text:span></text:span><text:span text:style-name="Definition"><text:span text:style-name="T407">bijv. </text:span></text:span><text:span text:style-name="Definition"><text:span text:style-name="T408">pc02</text:span></text:span><text:span text:style-name="Definition"><text:span text:style-name="T404">)</text:span></text:span></text:p>
      <text:p text:style-name="P2"><text:span text:style-name="Definition"><text:span text:style-name="T413">o</text:span></text:span><text:span text:style-name="Definition"><text:span text:style-name="T412">pstartmenu</text:span></text:span><text:span text:style-name="Definition"><text:span text:style-name="T401"><text:tab/><text:tab/><text:tab/></text:span></text:span><text:span text:style-name="Definition"><text:span text:style-name="T401"><draw:control text:anchor-type="as-char" svg:y="-0.429cm" draw:z-index="17" draw:name="Opstartmenu" draw:style-name="gr2" draw:text-style-name="P107" svg:width="6.061cm" svg:height="0.6cm" draw:control="control18"><svg:title>Opstartmenu</svg:title><svg:desc>Toets voor het opstartmenu ("bootmenu")</svg:desc></draw:control></text:span></text:span><text:span text:style-name="Definition"><text:span text:style-name="T401"><text:tab/></text:span></text:span><text:span text:style-name="Definition"><text:span text:style-name="T404">(</text:span></text:span><text:span text:style-name="Definition"><text:span text:style-name="T405">to</text:span></text:span><text:span text:style-name="Definition"><text:span text:style-name="T409">ets voor het opstartmedium</text:span></text:span><text:span text:style-name="Definition"><text:span text:style-name="T410">)</text:span></text:span></text:p>
      <text:p text:style-name="P2"><text:span text:style-name="Definition"><text:span text:style-name="T416">i</text:span></text:span><text:span text:style-name="Definition"><text:span text:style-name="T417">nstellingen</text:span></text:span><text:span text:style-name="T404"><text:tab/><text:tab/> <text:tab/></text:span><text:span text:style-name="T404"><draw:control text:anchor-type="as-char" svg:y="-0.429cm" draw:z-index="13" draw:name="Instellingen" draw:style-name="gr2" draw:text-style-name="P107" svg:width="6.061cm" svg:height="0.6cm" draw:control="control14"><svg:title>Instellingen</svg:title><svg:desc>Toets voor het BIOS/UEFI-scherm ("setup")</svg:desc></draw:control></text:span><text:span text:style-name="T404"><text:tab/>(</text:span><text:span text:style-name="T405">toets voor het BIOS/UEFI-scherm</text:span><text:span text:style-name="T404">)</text:span></text:p>
      <text:p text:style-name="P4"><text:span text:style-name="Definition"><text:span text:style-name="T413">g</text:span></text:span><text:span text:style-name="Definition"><text:span text:style-name="T412">ebruiker</text:span></text:span><text:span text:style-name="Definition"><text:span text:style-name="T414">2</text:span></text:span><text:span text:style-name="Definition"><text:span text:style-name="T400"><text:tab/></text:span></text:span><text:span text:style-name="Definition"><text:span text:style-name="T419"> <text:tab/><text:tab/></text:span></text:span><text:span text:style-name="T401"><draw:control text:anchor-type="as-char" svg:y="-0.429cm" draw:z-index="26" draw:name="Gebruiker 1" draw:style-name="gr2" draw:text-style-name="P107" svg:width="6.061cm" svg:height="0.6cm" draw:control="control27"><svg:title>Gebruiker</svg:title><svg:desc>Volledige naam, bijv. Jan Stek</svg:desc></draw:control></text:span><text:span text:style-name="T401"><text:tab/></text:span><text:span text:style-name="T402">(</text:span><text:span text:style-name="T396">volledige naam </text:span><text:span text:style-name="T399">evt. 2</text:span><text:span text:style-name="T420">e</text:span><text:span text:style-name="T399"> gebruiker</text:span><text:span text:style-name="T397">)</text:span></text:p>
      <text:p text:style-name="P93"><text:span text:style-name="Definition"><text:span text:style-name="T413">g</text:span></text:span><text:span text:style-name="Definition"><text:span text:style-name="T412">ebruikersnaam</text:span></text:span><text:span text:style-name="Definition"><text:span text:style-name="T414">2</text:span></text:span><text:span text:style-name="Definition"><text:span text:style-name="T395"><text:tab/></text:span></text:span><text:span text:style-name="Definition"><text:span text:style-name="T395"><draw:control text:anchor-type="as-char" svg:y="-0.429cm" draw:z-index="27" draw:name="Gberuikersnaam 1" draw:style-name="gr2" draw:text-style-name="P107" svg:width="6.061cm" svg:height="0.6cm" draw:control="control28"><svg:title>Gebruikersnaam</svg:title><svg:desc>Korte naam, bijv. jan</svg:desc></draw:control></text:span></text:span><text:span text:style-name="Definition"><text:span text:style-name="T395"><text:tab/></text:span></text:span><text:span text:style-name="T438">(korte naam</text:span><text:span text:style-name="T324"> </text:span><text:span text:style-name="T411">evt. 2</text:span><text:span text:style-name="T421">e</text:span><text:span text:style-name="T411"> gebruiker</text:span><text:span text:style-name="T438">)</text:span></text:p>
      <text:p text:style-name="P4"><text:span text:style-name="T325">Vervang </text:span><text:span text:style-name="Definition"><text:span text:style-name="T440">schuingedrukte</text:span></text:span><text:span text:style-name="T325"> </text:span><text:span text:style-name="T326">woorden </text:span><text:span text:style-name="T325">in deze checklist door </text:span><text:span text:style-name="T326">boven</text:span><text:span text:style-name="T325">staande waarden.</text:span></text:p>
      <text:p text:style-name="P12"/>
      <text:p text:style-name="P1"><text:span text:style-name="Strong_20_Emphasis"><text:span text:style-name="T333"/></text:span></text:p>
      <text:p text:style-name="P5"><text:span text:style-name="T335">Nog niet op Linux?</text:span><text:span text:style-name="T327"><text:tab/></text:span><text:span text:style-name="T331"><text:tab/></text:span><text:span text:style-name="T332">G</text:span><text:span text:style-name="T328">ebruik </text:span><text:span text:style-name="Strong_20_Emphasis"><text:span text:style-name="T336">Checklist migratie</text:span></text:span><text:span text:style-name="T328"> op </text:span><text:a xlink:type="simple" xlink:href="https://karelzimer.nl/" text:style-name="Internet_20_link" text:visited-style-name="Visited_20_Internet_20_Link"><text:span text:style-name="Internet_20_link"><text:span text:style-name="T439">karelzimmer.nl</text:span></text:span></text:a><text:span text:style-name="T329"> onder </text:span><text:span text:style-name="T334">Linux</text:span><text:span text:style-name="T330">.</text:span></text:p>
      <text:p text:style-name="P48"><text:span text:style-name="T293">Nieuwe installatie?</text:span><text:span text:style-name="T288"><text:tab/></text:span><text:span text:style-name="T290"></text:span><text:span text:style-name="T292"><text:tab/></text:span><text:span text:style-name="T291">B</text:span><text:span text:style-name="T288">egin bij hoofdstuk </text:span><text:span text:style-name="T293"><text:bookmark-ref text:reference-format="page" text:ref-name="__RefNumPara__4009_1271708128">2</text:bookmark-ref></text:span><text:span text:style-name="T288"><text:s text:c="2"/></text:span><text:span text:style-name="T294"><text:bookmark-ref text:reference-format="text" text:ref-name="__RefNumPara__4009_1271708128">Installatie uitvoeren</text:bookmark-ref></text:span><text:span text:style-name="T289">.</text:span></text:p>
      <text:p text:style-name="P25"/>
      <text:list xml:id="list980062622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962640414192">
          <table:table-cell table:style-name="_31_._5f_Installatie_5f_voorbereiden.A1" office:value-type="string">
            <text:p text:style-name="P67"><text:span text:style-name="Strong_20_Emphasis"><text:span text:style-name="T102"><text:s/></text:span></text:span><text:span text:style-name="Strong_20_Emphasis"><text:span text:style-name="T167"><draw:control text:anchor-type="as-char" draw:z-index="25" draw:name="Vorm3_ 1" draw:style-name="gr1" draw:text-style-name="P106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Leg Wi</text:span></text:span><text:span text:style-name="Strong_20_Emphasis"><text:span text:style-name="T104">F</text:span></text:span><text:span text:style-name="Strong_20_Emphasis"><text:span text:style-name="T101">i-</text:span></text:span><text:span text:style-name="Strong_20_Emphasis"><text:span text:style-name="T105">gegevens vast zoals de naam v</text:span></text:span><text:span text:style-name="Strong_20_Emphasis"><text:span text:style-name="T106">a</text:span></text:span><text:span text:style-name="Strong_20_Emphasis"><text:span text:style-name="T105">n het netwerk (SSID) en wachtwoord</text:span></text:span><text:span text:style-name="Strong_20_Emphasis"><text:span text:style-name="T103"><text:note text:id="ftn2" text:note-class="footnote"><text:note-citation>2</text:note-citation><text:note-body><text:p text:style-name="P87"><text:span text:style-name="User_20_Entry"><text:span text:style-name="T267">Bijv. </text:span></text:span><text:span text:style-name="User_20_Entry"><text:span text:style-name="T266">met </text:span></text:span><text:span text:style-name="User_20_Entry"><text:span text:style-name="T268">Terminalvenster</text:span></text:span><text:span text:style-name="User_20_Entry"><text:span text:style-name="T265"> </text:span></text:span><text:span text:style-name="User_20_Entry"><text:span text:style-name="T267">opdracht</text:span></text:span><text:span text:style-name="User_20_Entry"><text:span text:style-name="T265">: </text:span></text:span><text:span text:style-name="User_20_Entry"><text:span text:style-name="T282">sudo </text:span></text:span><text:span text:style-name="User_20_Entry"><text:span text:style-name="T284">more</text:span></text:span><text:span text:style-name="User_20_Entry"><text:span text:style-name="T282"> </text:span></text:span><text:span text:style-name="User_20_Entry"><text:span text:style-name="T283">/etc/NetworkManager/system-connections/</text:span></text:span><text:span text:style-name="User_20_Entry"><text:span text:style-name="T282">*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3962641741808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3962641777104">
          <table:table-cell table:style-name="_31_._5f_Installatie_5f_voorbereiden.A1" office:value-type="string">
            <text:p text:style-name="P65"><text:span text:style-name="Strong_20_Emphasis"><text:span text:style-name="T102"><text:s/></text:span></text:span><text:span text:style-name="Strong_20_Emphasis"><text:span text:style-name="T167"><draw:control text:anchor-type="as-char" draw:z-index="20" draw:name="Vorm3_0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2">Aanmelden als </text:span></text:span><text:span text:style-name="Definition"><text:span text:style-name="T442">gebruike</text:span></text:span><text:span text:style-name="Definition"><text:span text:style-name="T443">r</text:span></text:span><text:span text:style-name="Strong_20_Emphasis"><text:span text:style-name="T103"><text:note text:id="ftn3" text:note-class="footnote"><text:note-citation>3</text:note-citation><text:note-body><text:p text:style-name="P85"><text:span text:style-name="User_20_Entry"><text:span text:style-name="T264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396264177739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3962641777680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0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9">Installeer </text:span></text:span><text:span text:style-name="Strong_20_Emphasis"><text:span text:style-name="T166">pakket kz met </text:span></text:span><text:span text:style-name="Strong_20_Emphasis"><text:span text:style-name="T165">scripts en documenten van Karel Zimmer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10">Terminalvenster</text:span></text:span><text:span text:style-name="Strong_20_Emphasis"><text:span text:style-name="T120"> met toetscombinatie 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3962641777968">
          <table:table-cell table:style-name="_31_._5f_Installatie_5f_voorbereiden.A1" office:value-type="string">
            <text:p text:style-name="P74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64"><text:span text:style-name="T447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3962641778256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9"><text:span text:style-name="T447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396264177854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3962641778832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Strong_20_Emphasis"><text:span text:style-name="T169"><draw:control text:anchor-type="as-char" draw:z-index="1" draw:name="Vorm6" draw:style-name="gr1" draw:text-style-name="P106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1"><text:note text:id="ftn4" text:note-class="footnote"><text:note-citation>4</text:note-citation><text:note-body><text:p text:style-name="P83"><text:span text:style-name="T285">D</text:span>e <text:span text:style-name="T428">Super</text:span>-toets <text:span text:style-name="T285">is </text:span>de Windows<text:span text:style-name="T432">-</text:span><text:span text:style-name="T427">toets</text:span>, <text:span text:style-name="T432">C</text:span>ommand-<text:span text:style-name="T427">toets</text:span>, of <text:span text:style-name="T43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11">men</text:span></text:span><text:span text:style-name="Strong_20_Emphasis"><text:span text:style-name="T212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70">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32">.</text:span></text:span></text:p>
          </table:table-cell>
        </table:table-row>
        <table:table-row table:style-name="TableLine93962641779120">
          <table:table-cell table:style-name="_31_._5f_Installatie_5f_voorbereiden.A1" office:value-type="string">
            <text:p text:style-name="P75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51">1</text:span></text:span><text:span text:style-name="Strong_20_Emphasis"><text:span text:style-name="T252"> </text:span></text:span><text:span text:style-name="Strong_20_Emphasis"><text:span text:style-name="T253">In</text:span></text:span><text:span text:style-name="Strong_20_Emphasis"><text:span text:style-name="T227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131419646645230" text:continue-numbering="true" text:style-name="L1">
        <text:list-item>
          <text:p text:style-name="P103"><text:bookmark-start text:name="__RefNumPara__4009_1271708128"/><text:span text:style-name="Strong_20_Emphasis"><text:span text:style-name="T436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62641749712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9">Start de computer op vanaf </text:span><text:span text:style-name="T361">een </text:span><text:span text:style-name="T361"><text:reference-ref text:reference-format="text" text:ref-name="Distributie">Ubuntu</text:reference-ref></text:span><text:span text:style-name="T361"><text:s/></text:span><text:span text:style-name="T9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2"><text:span text:style-name="T422">Vanaf ee</text:span>n Live <text:span text:style-name="T426">USB-stick of </text:span><text:span text:style-name="T286">C</text:span><text:span text:style-name="T426">D</text:span><text:span text:style-name="T3"> </text:span>kunt <text:span text:style-name="T422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4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3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8"> of </text:span><text:span text:style-name="T50">C</text:span><text:span text:style-name="T278">D</text:span><text:span text:style-name="T278"><text:note text:id="ftn7" text:note-class="footnote"><text:note-citation>3</text:note-citation><text:note-body><text:p text:style-name="Footnote"><text:span text:style-name="T461">Waar </text:span>in deze checklist “CD” <text:span text:style-name="T461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2"><text:span text:style-name="T262">Opstartmenu/</text:span><text:span text:style-name="T263">boot menu</text:span><text:span text:style-name="T262"> </text:span><text:span text:style-name="T261">via </text:span><text:span text:style-name="Definition"><text:span text:style-name="T460">opstartmenu</text:span></text:span><text:span text:style-name="T261">, </text:span><text:span text:style-name="T262">instellingen/</text:span><text:span text:style-name="T263">setup</text:span><text:span text:style-name="T261"> via </text:span><text:span text:style-name="Definition"><text:span text:style-name="T448">instellingen</text:span></text:span><text:span text:style-name="T261">.</text:span></text:p>
          </table:table-cell>
        </table:table-row>
        <table:table-row table:style-name="TableLine93962641755792">
          <table:table-cell table:style-name="_32_._5f_Installatie_5f_uitvoeren.A1" office:value-type="string">
            <text:p text:style-name="P59"><text:span text:style-name="Strong_20_Emphasis"><text:span text:style-name="T119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1">Kies</text:span></text:span><text:span text:style-name="Strong_20_Emphasis"><text:span text:style-name="T55"> </text:span></text:span><text:span text:style-name="Strong_20_Emphasis"><text:span text:style-name="T172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222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3962641758416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19"><text:span text:style-name="T354">Kies </text:span><text:span text:style-name="T338">Ubuntu installeren </text:span><text:span text:style-name="Strong_20_Emphasis"><text:span text:style-name="T172">en druk op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T354">.</text:span></text:p>
          </table:table-cell>
        </table:table-row>
        <table:table-row table:style-name="TableLine9396264175257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3" draw:name="Vorm12" draw:style-name="gr1" draw:text-style-name="P106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3">Op het </text:span></text:span><text:span text:style-name="Strong_20_Emphasis"><text:span text:style-name="T64">scherm </text:span></text:span><text:span text:style-name="Strong_20_Emphasis"><text:span text:style-name="T236">Wel</text:span></text:span><text:span text:style-name="Strong_20_Emphasis"><text:span text:style-name="T226">k</text:span></text:span><text:span text:style-name="Strong_20_Emphasis"><text:span text:style-name="T237">om</text:span></text:span><text:span text:style-name="Strong_20_Emphasis"><text:span text:style-name="T65"> </text:span></text:span><text:span text:style-name="Strong_20_Emphasis"><text:span text:style-name="T63">kies </text:span></text:span><text:span text:style-name="Strong_20_Emphasis"><text:span text:style-name="T228">Nederlands</text:span></text:span><text:span text:style-name="Strong_20_Emphasis"><text:span text:style-name="T54"> en klik op</text:span></text:span><text:span text:style-name="Strong_20_Emphasis"><text:span text:style-name="T66"> </text:span></text:span><text:span text:style-name="Strong_20_Emphasis"><text:span text:style-name="T229">Verder</text:span></text:span><text:span text:style-name="Strong_20_Emphasis"><text:span text:style-name="T54">.</text:span></text:span></text:p>
          </table:table-cell>
        </table:table-row>
        <table:table-row table:style-name="TableLine93962641956016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3">O</text:span></text:span><text:span text:style-name="Strong_20_Emphasis"><text:span text:style-name="T184">p </text:span></text:span><text:span text:style-name="Strong_20_Emphasis"><text:span text:style-name="T185">het </text:span></text:span><text:span text:style-name="Strong_20_Emphasis"><text:span text:style-name="T186">scherm </text:span></text:span><text:span text:style-name="Strong_20_Emphasis"><text:span text:style-name="T238">Toetsenbord</text:span></text:span><text:span text:style-name="Strong_20_Emphasis"><text:span text:style-name="T239">indeling</text:span></text:span><text:span text:style-name="Strong_20_Emphasis"><text:span text:style-name="T186"> </text:span></text:span><text:span text:style-name="Strong_20_Emphasis"><text:span text:style-name="T187">controleer </text:span></text:span><text:span text:style-name="Strong_20_Emphasis"><text:span text:style-name="T188">de </text:span></text:span><text:span text:style-name="Strong_20_Emphasis"><text:span text:style-name="T189">te gebruiken </text:span></text:span><text:span text:style-name="Strong_20_Emphasis"><text:span text:style-name="T187">toetsenbordindeling </text:span></text:span><text:span text:style-name="Strong_20_Emphasis"><text:span text:style-name="T190">en </text:span></text:span><text:span text:style-name="Strong_20_Emphasis"><text:span text:style-name="T183">klik </text:span></text:span><text:span text:style-name="Strong_20_Emphasis"><text:span text:style-name="T186">op </text:span></text:span><text:span text:style-name="Strong_20_Emphasis"><text:span text:style-name="T233">Verder</text:span></text:span><text:span text:style-name="Strong_20_Emphasis"><text:span text:style-name="T186">.</text:span></text:span></text:p>
          </table:table-cell>
        </table:table-row>
        <table:table-row table:style-name="TableLine93962641956528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240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70">een draadloos netwerk, maak </text:span></text:span><text:span text:style-name="Strong_20_Emphasis"><text:span text:style-name="T54">verbinding, </text:span></text:span><text:span text:style-name="Strong_20_Emphasis"><text:span text:style-name="T71">en klik</text:span></text:span><text:span text:style-name="Strong_20_Emphasis"><text:span text:style-name="T54"> </text:span></text:span><text:span text:style-name="Strong_20_Emphasis"><text:span text:style-name="T72">op </text:span></text:span><text:span text:style-name="Strong_20_Emphasis"><text:span text:style-name="T229">Verder</text:span></text:span><text:span text:style-name="Strong_20_Emphasis"><text:span text:style-name="T54">.</text:span></text:span></text:p>
          </table:table-cell>
        </table:table-row>
        <table:table-row table:style-name="TableLine93962641957152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241">Bijgewerkte pakketten en andere programmatuur</text:span></text:span><text:span text:style-name="Strong_20_Emphasis"><text:span text:style-name="T242"> </text:span></text:span><text:span text:style-name="T54">klik op 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396264195777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3962641958400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4" draw:name="Vorm16" draw:style-name="gr1" draw:text-style-name="P106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3">Installatietype</text:span></text:span><text:span text:style-name="Strong_20_Emphasis"><text:span text:style-name="T191"> </text:span></text:span><text:span text:style-name="Strong_20_Emphasis"><text:span text:style-name="T192">selecteer</text:span></text:span><text:span text:style-name="Strong_20_Emphasis"><text:span text:style-name="T193"> </text:span></text:span><text:span text:style-name="Strong_20_Emphasis"><text:span text:style-name="T365">het gewenste </text:span></text:span><text:span text:style-name="Strong_20_Emphasis"><text:span text:style-name="T382">Installatie type</text:span></text:span><text:span text:style-name="Strong_20_Emphasis"><text:span text:style-name="T365">.</text:span></text:span></text:p>
          </table:table-cell>
        </table:table-row>
        <table:table-row table:style-name="TableLine9396264200001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8"><text:span text:style-name="Strong_20_Emphasis"><text:span text:style-name="T366">K</text:span></text:span><text:span text:style-name="Strong_20_Emphasis"><text:span text:style-name="T76">lik </text:span></text:span><text:span text:style-name="Strong_20_Emphasis"><text:span text:style-name="T77">op</text:span></text:span><text:span text:style-name="Strong_20_Emphasis"><text:span text:style-name="T76"> </text:span></text:span><text:span text:style-name="Strong_20_Emphasis"><text:span text:style-name="T234">I</text:span></text:span><text:span text:style-name="Strong_20_Emphasis"><text:span text:style-name="T235">nstalle</text:span></text:span><text:span text:style-name="Strong_20_Emphasis"><text:span text:style-name="T234">e</text:span></text:span><text:span text:style-name="Strong_20_Emphasis"><text:span text:style-name="T235">r </text:span></text:span><text:span text:style-name="Strong_20_Emphasis"><text:span text:style-name="T234">nu</text:span></text:span><text:span text:style-name="Strong_20_Emphasis"><text:span text:style-name="T76">, </text:span></text:span><text:span text:style-name="Strong_20_Emphasis"><text:span text:style-name="T96">of klik op </text:span></text:span><text:span text:style-name="Strong_20_Emphasis"><text:span text:style-name="T223">Verder</text:span></text:span><text:span text:style-name="Strong_20_Emphasis"><text:span text:style-name="T96"> en </text:span></text:span><text:span text:style-name="Strong_20_Emphasis"><text:span text:style-name="T177">c</text:span></text:span><text:span text:style-name="Strong_20_Emphasis"><text:span text:style-name="T78">ontroleer de </text:span></text:span><text:span text:style-name="Strong_20_Emphasis"><text:span text:style-name="T79">voorgestelde </text:span></text:span><text:span text:style-name="Strong_20_Emphasis"><text:span text:style-name="T78">schijfindelin</text:span></text:span><text:span text:style-name="Strong_20_Emphasis"><text:span text:style-name="T80">g,</text:span></text:span><text:span text:style-name="Strong_20_Emphasis"><text:span text:style-name="T78"> </text:span></text:span><text:span text:style-name="Strong_20_Emphasis"><text:span text:style-name="T81">kies de gewenste schijf, </text:span></text:span><text:span text:style-name="Strong_20_Emphasis"><text:span text:style-name="T80">en </text:span></text:span><text:span text:style-name="Strong_20_Emphasis"><text:span text:style-name="T205">k</text:span></text:span><text:span text:style-name="Strong_20_Emphasis"><text:span text:style-name="T206">lik op </text:span></text:span><text:span text:style-name="Strong_20_Emphasis"><text:span text:style-name="T234">I</text:span></text:span><text:span text:style-name="Strong_20_Emphasis"><text:span text:style-name="T235">nstalle</text:span></text:span><text:span text:style-name="Strong_20_Emphasis"><text:span text:style-name="T234">e</text:span></text:span><text:span text:style-name="Strong_20_Emphasis"><text:span text:style-name="T235">r </text:span></text:span><text:span text:style-name="Strong_20_Emphasis"><text:span text:style-name="T234">nu</text:span></text:span><text:span text:style-name="Strong_20_Emphasis"><text:span text:style-name="T206">.</text:span></text:span></text:p>
          </table:table-cell>
        </table:table-row>
        <table:table-row table:style-name="TableLine93962642000304">
          <table:table-cell table:style-name="_32_._5f_Installatie_5f_uitvoeren.A1" office:value-type="string">
            <text:p text:style-name="P77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3">Wilt u deze aanpassingen wegschrijven naar de schijven? </text:span></text:span><text:span text:style-name="Strong_20_Emphasis"><text:span text:style-name="T82">controleer de </text:span></text:span><text:span text:style-name="Strong_20_Emphasis"><text:span text:style-name="T83">partities</text:span></text:span><text:span text:style-name="Strong_20_Emphasis"><text:span text:style-name="T82"> </text:span></text:span><text:span text:style-name="Strong_20_Emphasis"><text:span text:style-name="T84">die </text:span></text:span><text:span text:style-name="Strong_20_Emphasis"><text:span text:style-name="T85">geformatteerd</text:span></text:span><text:span text:style-name="Strong_20_Emphasis"><text:span text:style-name="T84"> worden </text:span></text:span><text:span text:style-name="Strong_20_Emphasis"><text:span text:style-name="T82">en </text:span></text:span><text:span text:style-name="Strong_20_Emphasis"><text:span text:style-name="T73">klik </text:span></text:span><text:span text:style-name="Strong_20_Emphasis"><text:span text:style-name="T76">op </text:span></text:span><text:span text:style-name="Strong_20_Emphasis"><text:span text:style-name="T230">Verder</text:span></text:span><text:span text:style-name="Strong_20_Emphasis"><text:span text:style-name="T76">.</text:span></text:span></text:p>
          </table:table-cell>
        </table:table-row>
        <table:table-row table:style-name="TableLine9396264200059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3962642000880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5" draw:name="Vorm19" draw:style-name="gr1" draw:text-style-name="P106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7">O</text:span></text:span><text:span text:style-name="Strong_20_Emphasis"><text:span text:style-name="T368">p </text:span></text:span><text:span text:style-name="Strong_20_Emphasis"><text:span text:style-name="T369">het </text:span></text:span><text:span text:style-name="Strong_20_Emphasis"><text:span text:style-name="T370">scherm </text:span></text:span><text:span text:style-name="Strong_20_Emphasis"><text:span text:style-name="T383">Waar bevindt u zich?</text:span></text:span><text:span text:style-name="Strong_20_Emphasis"><text:span text:style-name="T370"> </text:span></text:span><text:span text:style-name="Strong_20_Emphasis"><text:span text:style-name="T371">controleer </text:span></text:span><text:span text:style-name="Strong_20_Emphasis"><text:span text:style-name="T372">de </text:span></text:span><text:span text:style-name="Strong_20_Emphasis"><text:span text:style-name="T371">locatie en </text:span></text:span><text:span text:style-name="Strong_20_Emphasis"><text:span text:style-name="T367">klik </text:span></text:span><text:span text:style-name="Strong_20_Emphasis"><text:span text:style-name="T370">op </text:span></text:span><text:span text:style-name="Strong_20_Emphasis"><text:span text:style-name="T383">Verder</text:span></text:span><text:span text:style-name="Strong_20_Emphasis"><text:span text:style-name="T370">.</text:span></text:span></text:p>
          </table:table-cell>
        </table:table-row>
        <table:table-row table:style-name="TableLine93962642001168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7"><text:span text:style-name="T384">Op </text:span><text:span text:style-name="T385">het </text:span><text:span text:style-name="T383">scherm </text:span><text:span text:style-name="Strong_20_Emphasis"><text:span text:style-name="T383">Wie bent u?</text:span></text:span><text:span text:style-name="T383"> </text:span><text:span text:style-name="T384">vul </text:span><text:span text:style-name="T386">in </text:span><text:span text:style-name="Strong_20_Emphasis"><text:span text:style-name="T387">Uw n</text:span></text:span><text:span text:style-name="Strong_20_Emphasis"><text:span text:style-name="T388">aam</text:span></text:span><text:span text:style-name="Strong_20_Emphasis"><text:span text:style-name="T373"> </text:span></text:span><text:span text:style-name="Definition"><text:span text:style-name="T449">gebruiker</text:span></text:span><text:span text:style-name="Strong_20_Emphasis"><text:span text:style-name="T374">, <text:line-break/></text:span></text:span><text:span text:style-name="Strong_20_Emphasis"><text:span text:style-name="T388">Naam </text:span></text:span><text:span text:style-name="Strong_20_Emphasis"><text:span text:style-name="T387">van uw </text:span></text:span><text:span text:style-name="Strong_20_Emphasis"><text:span text:style-name="T389">computer</text:span></text:span><text:span text:style-name="Definition"><text:span text:style-name="T445"> </text:span></text:span><text:span text:style-name="Definition"><text:span text:style-name="T449">computernaam</text:span></text:span><text:span text:style-name="Strong_20_Emphasis"><text:span text:style-name="T373">,<text:line-break/></text:span></text:span><text:span text:style-name="Strong_20_Emphasis"><text:span text:style-name="T387">Kies een g</text:span></text:span><text:span text:style-name="Strong_20_Emphasis"><text:span text:style-name="T389">ebruikersnaam</text:span></text:span><text:span text:style-name="Strong_20_Emphasis"><text:span text:style-name="T373"> </text:span></text:span><text:span text:style-name="Definition"><text:span text:style-name="T449">gebruikersnaam</text:span></text:span><text:span text:style-name="Strong_20_Emphasis"><text:span text:style-name="T373">,<text:line-break/></text:span></text:span><text:span text:style-name="Strong_20_Emphasis"><text:span text:style-name="T375">g</text:span></text:span><text:span text:style-name="Strong_20_Emphasis"><text:span text:style-name="T364">eef tweemaal een </text:span></text:span><text:span text:style-name="Strong_20_Emphasis"><text:span text:style-name="T381">wachtwoord</text:span></text:span><text:span text:style-name="Strong_20_Emphasis"><text:span text:style-name="T364">,</text:span></text:span><text:span text:style-name="Strong_20_Emphasis"><text:span text:style-name="T378"> </text:span></text:span><text:span text:style-name="Strong_20_Emphasis"><text:span text:style-name="T379">en</text:span></text:span><text:span text:style-name="Strong_20_Emphasis"><text:span text:style-name="T378"> </text:span></text:span><text:span text:style-name="Strong_20_Emphasis"><text:span text:style-name="T380">k</text:span></text:span><text:span text:style-name="Strong_20_Emphasis"><text:span text:style-name="T364">lik op </text:span></text:span><text:span text:style-name="Strong_20_Emphasis"><text:span text:style-name="T381">Verder</text:span></text:span><text:span text:style-name="Strong_20_Emphasis"><text:span text:style-name="T364">.</text:span></text:span></text:p>
          </table:table-cell>
        </table:table-row>
        <table:table-row table:style-name="TableLine9396264200145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962642001744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6" draw:name="Vorm21" draw:style-name="gr1" draw:text-style-name="P106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6">O</text:span></text:span><text:span text:style-name="Strong_20_Emphasis"><text:span text:style-name="T377">p het scherm </text:span></text:span><text:span text:style-name="Strong_20_Emphasis"><text:span text:style-name="T390">Installatie voltooid</text:span></text:span><text:span text:style-name="Strong_20_Emphasis"><text:span text:style-name="T377"> </text:span></text:span><text:span text:style-name="Strong_20_Emphasis"><text:span text:style-name="T376">klik </text:span></text:span><text:span text:style-name="Strong_20_Emphasis"><text:span text:style-name="T364">op </text:span></text:span><text:span text:style-name="Strong_20_Emphasis"><text:span text:style-name="T381">Nu herstarten</text:span></text:span><text:span text:style-name="Strong_20_Emphasis"><text:span text:style-name="T364">.</text:span></text:span></text:p>
          </table:table-cell>
        </table:table-row>
        <table:table-row table:style-name="TableLine9396264200203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962642002320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7" draw:name="Vorm22" draw:style-name="gr1" draw:text-style-name="P10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4">Verwijder </text:span></text:span><text:span text:style-name="Strong_20_Emphasis"><text:span text:style-name="T195">het </text:span></text:span><text:span text:style-name="Strong_20_Emphasis"><text:span text:style-name="T194">installatiemedium (</text:span></text:span><text:span text:style-name="Strong_20_Emphasis"><text:span text:style-name="T196">USB-stick of </text:span></text:span><text:span text:style-name="Strong_20_Emphasis"><text:span text:style-name="T175">C</text:span></text:span><text:span text:style-name="Strong_20_Emphasis"><text:span text:style-name="T196">D</text:span></text:span><text:span text:style-name="Strong_20_Emphasis"><text:span text:style-name="T53"><text:note-ref text:note-class="footnote" text:reference-format="text" text:ref-name="ftn7">3</text:note-ref></text:span></text:span><text:span text:style-name="Strong_20_Emphasis"><text:span text:style-name="T194">) </text:span></text:span><text:span text:style-name="Strong_20_Emphasis"><text:span text:style-name="T197">en</text:span></text:span><text:span text:style-name="Strong_20_Emphasis"><text:span text:style-name="T194"> </text:span></text:span><text:span text:style-name="Strong_20_Emphasis"><text:span text:style-name="T198">druk </text:span></text:span><text:span text:style-name="Strong_20_Emphasis"><text:span text:style-name="T199">op</text:span></text:span><text:span text:style-name="Strong_20_Emphasis"><text:span text:style-name="T198">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Strong_20_Emphasis"><text:span text:style-name="T200">.</text:span></text:span></text:p>
          </table:table-cell>
        </table:table-row>
      </table:table>
      <text:p text:style-name="P51"><text:span text:style-name="Strong_20_Emphasis"><text:span text:style-name="T198"/></text:span></text:p>
      <text:list xml:id="list131420851746258" text:continue-numbering="true" text:style-name="L1">
        <text:list-item>
          <text:p text:style-name="P101"><text:span text:style-name="Strong_20_Emphasis"><text:span text:style-name="T244">Installatie </text:span></text:span><text:span text:style-name="Strong_20_Emphasis"><text:span text:style-name="T245">afronden</text:span></text:span></text:p>
        </text:list-item>
      </text:list>
      <text:p text:style-name="P55"><text:span text:style-name="Strong_20_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62641850608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8" draw:name="Vorm24" draw:style-name="gr1" draw:text-style-name="P10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6">Aanmelden als </text:span></text:span><text:span text:style-name="Definition"><text:span text:style-name="T441">gebruiker</text:span></text:span><text:span text:style-name="Strong_20_Emphasis"><text:span text:style-name="T86">.</text:span></text:span></text:p>
          </table:table-cell>
        </table:table-row>
        <table:table-row table:style-name="TableLine9396264222860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8"><text:span text:style-name="Strong_20_Emphasis"><text:span text:style-name="T201"/></text:span></text:p>
          </table:table-cell>
        </table:table-row>
        <table:table-row table:style-name="TableLine93962642165984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9" draw:name="Vorm25" draw:style-name="gr1" draw:text-style-name="P106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</text:span></text:span><text:span text:style-name="Strong_20_Emphasis"><text:span text:style-name="T87">de schermen volg de aanwijzingen en klik op </text:span></text:span><text:span text:style-name="Strong_20_Emphasis"><text:span text:style-name="T224">Overslaan</text:span></text:span><text:span text:style-name="Strong_20_Emphasis"><text:span text:style-name="T99"> en </text:span></text:span><text:span text:style-name="Strong_20_Emphasis"><text:span text:style-name="T246">Volgende</text:span></text:span><text:span text:style-name="Strong_20_Emphasis"><text:span text:style-name="T201">.</text:span></text:span></text:p>
          </table:table-cell>
        </table:table-row>
        <table:table-row table:style-name="TableLine93962642198032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het </text:span></text:span><text:span text:style-name="Strong_20_Emphasis"><text:span text:style-name="T87">laatste </text:span></text:span><text:span text:style-name="Strong_20_Emphasis"><text:span text:style-name="T75">scherm </text:span></text:span><text:span text:style-name="Strong_20_Emphasis"><text:span text:style-name="T247">Klaar om te beginnen </text:span></text:span><text:span text:style-name="Strong_20_Emphasis"><text:span text:style-name="T201">klik op </text:span></text:span><text:span text:style-name="Strong_20_Emphasis"><text:span text:style-name="T246">Vol</text:span></text:span><text:span text:style-name="Strong_20_Emphasis"><text:span text:style-name="T248">tooid</text:span></text:span><text:span text:style-name="Strong_20_Emphasis"><text:span text:style-name="T201">.</text:span></text:span></text:p>
          </table:table-cell>
        </table:table-row>
        <table:table-row table:style-name="TableLine939626421090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62642165552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10" draw:name="Vorm27" draw:style-name="gr1" draw:text-style-name="P106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8">Voeg </text:span></text:span><text:span text:style-name="Strong_20_Emphasis"><text:span text:style-name="T89">eventuele </text:span></text:span><text:span text:style-name="Strong_20_Emphasis"><text:span text:style-name="T90">extra </text:span></text:span><text:span text:style-name="Strong_20_Emphasis"><text:span text:style-name="T225">Standaard</text:span></text:span><text:span text:style-name="Strong_20_Emphasis"><text:span text:style-name="T100"> of </text:span></text:span><text:span text:style-name="Strong_20_Emphasis"><text:span text:style-name="T225">Beheerder</text:span></text:span><text:span text:style-name="Strong_20_Emphasis"><text:span text:style-name="T90"> </text:span></text:span><text:span text:style-name="Definition"><text:span text:style-name="T5">gebruiker</text:span></text:span><text:span text:style-name="Strong_20_Emphasis"><text:span text:style-name="T202">s</text:span></text:span><text:span text:style-name="Strong_20_Emphasis"><text:span text:style-name="T204"> </text:span></text:span><text:span text:style-name="Strong_20_Emphasis"><text:span text:style-name="T203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49"><text:span text:style-name="T300">De </text:span><text:span text:style-name="T301">Super</text:span><text:span text:style-name="T300">-toets is de Windows</text:span><text:span text:style-name="T302">-</text:span><text:span text:style-name="T303">toets</text:span><text:span text:style-name="T300">, </text:span><text:span text:style-name="T302">C</text:span><text:span text:style-name="T300">ommand-</text:span><text:span text:style-name="T303">toets</text:span><text:span text:style-name="T300">, of </text:span><text:span text:style-name="T302">V</text:span><text:span text:style-name="T300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3">geb</text:span></text:span><text:span text:style-name="Strong_20_Emphasis"><text:span text:style-name="T214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31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2">Gebruikers</text:span></text:span><text:span text:style-name="Strong_20_Emphasis"><text:span text:style-name="T147">.</text:span></text:span></text:p>
          </table:table-cell>
        </table:table-row>
        <table:table-row table:style-name="TableLine9396264203372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176">Klik links</text:span></text:span><text:span text:style-name="Strong_20_Emphasis"><text:span text:style-name="T207"> </text:span></text:span><text:span text:style-name="Strong_20_Emphasis"><text:span text:style-name="T148">op </text:span></text:span><text:span text:style-name="Strong_20_Emphasis"><text:span text:style-name="T215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4">Gebruik</text:span></text:span><text:span text:style-name="Strong_20_Emphasis"><text:span text:style-name="T255">er</text:span></text:span><text:span text:style-name="Strong_20_Emphasis"><text:span text:style-name="T254"> toevoegen</text:span></text:span><text:span text:style-name="Strong_20_Emphasis"><text:span text:style-name="T149">.</text:span></text:span></text:p>
          </table:table-cell>
        </table:table-row>
        <table:table-row table:style-name="TableLine9396264205390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207">Sluit </text:span></text:span><text:span text:style-name="Strong_20_Emphasis"><text:span text:style-name="T254">Gebruiker toevoegen</text:span></text:span><text:span text:style-name="Strong_20_Emphasis"><text:span text:style-name="T149">.</text:span></text:span></text:p>
          </table:table-cell>
        </table:table-row>
        <table:table-row table:style-name="TableLine9396264205587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62642049648">
          <table:table-cell table:style-name="_33_._5f_Installatie_5f_afronden.A1" office:value-type="string">
            <text:p text:style-name="P42"><text:span text:style-name="Strong_20_Emphasis"><text:span text:style-name="T107"><text:s/></text:span></text:span><text:span text:style-name="Strong_20_Emphasis"><text:span text:style-name="T168"><draw:control text:anchor-type="as-char" draw:z-index="24" draw:name="Vorm 2" draw:style-name="gr1" draw:text-style-name="P106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9">Controleer </text:span></text:span><text:span text:style-name="Strong_20_Emphasis"><text:span text:style-name="T180">of er </text:span></text:span><text:span text:style-name="Strong_20_Emphasis"><text:span text:style-name="T181">extra stuurprogramma's zijn</text:span></text:span><text:span text:style-name="Strong_20_Emphasis"><text:span text:style-name="T180"> </text:span></text:span><text:span text:style-name="Strong_20_Emphasis"><text:span text:style-name="T182">via </text:span></text:span><text:span text:style-name="Strong_20_Emphasis"><text:span text:style-name="T108">een </text:span></text:span><text:span text:style-name="Strong_20_Emphasis"><text:span text:style-name="T109">druk</text:span></text:span><text:span text:style-name="Strong_20_Emphasis"><text:span text:style-name="T108"> op</text:span></text:span><text:span text:style-name="Strong_20_Emphasis"><text:span text:style-name="T110"> de </text:span></text:span><text:span text:style-name="Strong_20_Emphasis"><text:span text:style-name="T111">Super</text:span></text:span><text:span text:style-name="Strong_20_Emphasis"><text:span text:style-name="T11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113">yp </text:span></text:span><text:span text:style-name="Strong_20_Emphasis"><text:span text:style-name="T219">stuu</text:span></text:span><text:span text:style-name="Strong_20_Emphasis"><text:span text:style-name="T114"> </text:span></text:span><text:span text:style-name="Strong_20_Emphasis"><text:span text:style-name="T115">e</text:span></text:span><text:span text:style-name="Strong_20_Emphasis"><text:span text:style-name="T116">n </text:span></text:span><text:span text:style-name="Strong_20_Emphasis"><text:span text:style-name="T117">k</text:span></text:span><text:span text:style-name="Strong_20_Emphasis"><text:span text:style-name="T116">lik op het pictogram van</text:span></text:span><text:span text:style-name="Strong_20_Emphasis"><text:span text:style-name="T118"> </text:span></text:span><text:span text:style-name="Strong_20_Emphasis"><text:span text:style-name="T220">Ex</text:span></text:span><text:span text:style-name="Strong_20_Emphasis"><text:span text:style-name="T221">tra stuurprogramma's</text:span></text:span><text:span text:style-name="Strong_20_Emphasis"><text:span text:style-name="T108">.</text:span></text:span></text:p>
          </table:table-cell>
        </table:table-row>
        <table:table-row table:style-name="TableLine9396264205892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396264207532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62642115008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11" draw:name="Vorm29" draw:style-name="gr1" draw:text-style-name="P10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1">Controleer </text:span></text:span><text:span text:style-name="Strong_20_Emphasis"><text:span text:style-name="T92">of er updates zijn </text:span></text:span><text:span text:style-name="Strong_20_Emphasis"><text:span text:style-name="T93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6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6">Updatebeheer</text:span></text:span><text:span text:style-name="Strong_20_Emphasis"><text:span text:style-name="T151">.</text:span></text:span></text:p>
          </table:table-cell>
        </table:table-row>
        <table:table-row table:style-name="TableLine93962642147088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58"><text:span text:style-name="T355">Als</text:span><text:span text:style-name="T356"> </text:span><text:span text:style-name="T357">er </text:span><text:span text:style-name="T356">updates beschikbaar zijn, k</text:span><text:span text:style-name="T358">lik op </text:span><text:span text:style-name="Strong_20_Emphasis"><text:span text:style-name="T358">Nu installeren</text:span></text:span><text:span text:style-name="T358">.</text:span></text:p>
          </table:table-cell>
        </table:table-row>
        <table:table-row table:style-name="TableLine93962642192000">
          <table:table-cell table:style-name="_33_._5f_Installatie_5f_afronden.A1" office:value-type="string">
            <text:p text:style-name="P60"><text:span text:style-name="Strong_20_Emphasis"><text:span text:style-name="T169"/></text:span></text:p>
          </table:table-cell>
          <table:table-cell table:style-name="_33_._5f_Installatie_5f_afronden.A1" office:value-type="string">
            <text:p text:style-name="P58"><text:span text:style-name="T359">A</text:span><text:span text:style-name="T447">ls </text:span><text:span text:style-name="Strong_20_Emphasis"><text:span text:style-name="T360">Updatebeheer </text:span></text:span><text:span text:style-name="T447">hierom vraagt, </text:span><text:span text:style-name="T450">h</text:span><text:span text:style-name="T447">erstart </text:span><text:span text:style-name="T451">de</text:span><text:span text:style-name="T447"> computer </text:span><text:span text:style-name="T452">en daarna weer aanmelden als </text:span><text:span text:style-name="Definition"><text:span text:style-name="T444">gebruiker</text:span></text:span><text:span text:style-name="T447">.</text:span></text:p>
          </table:table-cell>
        </table:table-row>
        <table:table-row table:style-name="TableLine9396264222227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62642178352">
          <table:table-cell table:style-name="_33_._5f_Installatie_5f_afrond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18" draw:name="Vorm4_1" draw:style-name="gr1" draw:text-style-name="P10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05"><text:span text:style-name="Strong_20_Emphasis"><text:span text:style-name="T119">Installeer </text:span></text:span><text:span text:style-name="Strong_20_Emphasis"><text:span text:style-name="T166">pakket kz met </text:span></text:span><text:span text:style-name="Strong_20_Emphasis"><text:span text:style-name="T165">scripts en documenten van Karel Zimmer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10">Terminalvenster</text:span></text:span><text:span text:style-name="Strong_20_Emphasis"><text:span text:style-name="T120"> met toetscombinatie 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3962642186784">
          <table:table-cell table:style-name="_33_._5f_Installatie_5f_afronden.A1" office:value-type="string">
            <text:p text:style-name="P64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9"><text:span text:style-name="T453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396264217905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80"><text:span text:style-name="T447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396264219948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3962642200272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12" draw:name="Vorm37" draw:style-name="gr1" draw:text-style-name="P106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</text:span></text:span><text:span text:style-name="Strong_20_Emphasis"><text:span text:style-name="T153"><text:note text:id="ftn9" text:note-class="footnote"><text:note-citation>2</text:note-citation><text:note-body><text:p text:style-name="Footnote">De installatie kan nagelopen worden met bestand <text:span text:style-name="T463">Apps</text:span> in map <text:span text:style-name="T463">kz</text:span> in <text:span text:style-name="T463">Documenten</text:span>.</text:p></text:note-body></text:note></text:span></text:span><text:span text:style-name="Strong_20_Emphasis"><text:span text:style-name="T153">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7">men</text:span></text:span><text:span text:style-name="Strong_20_Emphasis"><text:span text:style-name="T212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36">.</text:span></text:span></text:p>
          </table:table-cell>
        </table:table-row>
        <table:table-row table:style-name="TableLine93962642187824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7">3</text:span></text:span><text:span text:style-name="Strong_20_Emphasis"><text:span text:style-name="T208"> </text:span></text:span><text:span text:style-name="Strong_20_Emphasis"><text:span text:style-name="T258">Installatie</text:span></text:span><text:span text:style-name="Strong_20_Emphasis"><text:span text:style-name="T259"> </text:span></text:span><text:span text:style-name="Strong_20_Emphasis"><text:span text:style-name="T260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3962642188608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3962642202480">
          <table:table-cell table:style-name="_33_._5f_Installatie_5f_afronden.A1" office:value-type="string">
            <text:p text:style-name="P90"><text:span text:style-name="Strong_20_Emphasis"><text:span text:style-name="T119"><text:s/></text:span></text:span><text:span text:style-name="Strong_20_Emphasis"><text:span text:style-name="T169"><draw:control text:anchor-type="as-char" draw:z-index="23" draw:name="Vorm 1" draw:style-name="gr1" draw:text-style-name="P106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5"><text:span text:style-name="Strong_20_Emphasis"><text:span text:style-name="T86"><text:tab/></text:span></text:span></text:p>
      <text:p text:style-name="P56"><text:span text:style-name="Strong_20_Emphasis"><text:span text:style-name="T142"/></text:span></text:p>
      <text:p text:style-name="P57"><text:span text:style-name="Strong_20_Emphasis"><text:span text:style-name="T129"/></text:span></text:p>
      <text:list xml:id="list131421525528449" text:continue-numbering="true" text:style-name="L1">
        <text:list-item>
          <text:p text:style-name="P104"><text:span text:style-name="Strong_20_Emphasis"><text:span text:style-name="T436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3962642203104">
          <table:table-cell table:style-name="Tabel2.A1" office:value-type="string">
            <text:p text:style-name="P70"><text:span text:style-name="Strong_20_Emphasis"><text:span text:style-name="T119"><text:s/></text:span></text:span><text:span text:style-name="Strong_20_Emphasis"><text:span text:style-name="T169"><draw:control text:anchor-type="as-char" draw:z-index="19" draw:name="Vorm40_0" draw:style-name="gr1" draw:text-style-name="P106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6">Aanmelden als </text:span></text:span><text:span text:style-name="Definition"><text:span text:style-name="T441">gebruiker</text:span></text:span><text:span text:style-name="Strong_20_Emphasis"><text:span text:style-name="T159"><text:note text:id="ftn10" text:note-class="footnote"><text:note-citation>1</text:note-citation><text:note-body><text:p text:style-name="P86"><text:span text:style-name="User_20_Entry"><text:span text:style-name="T279">E</text:span></text:span><text:span text:style-name="User_20_Entry"><text:span text:style-name="T280">ventuele extra </text:span></text:span><text:span text:style-name="User_20_Entry"><text:span text:style-name="T281">gebruiker</text:span></text:span><text:span text:style-name="User_20_Entry"><text:span text:style-name="T280">s aanmelden en dezelfde stappen uitvoeren.</text:span></text:span></text:p></text:note-body></text:note></text:span></text:span><text:span text:style-name="Strong_20_Emphasis"><text:span text:style-name="T86">.</text:span></text:span></text:p>
          </table:table-cell>
        </table:table-row>
        <table:table-row table:style-name="TableLine93962642339760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3962642340048">
          <table:table-cell table:style-name="Tabel2.A1" office:value-type="string">
            <text:p text:style-name="P78"><text:span text:style-name="Strong_20_Emphasis"><text:span text:style-name="T119"><text:s/></text:span></text:span><text:span text:style-name="Strong_20_Emphasis"><text:span text:style-name="T169"><draw:control text:anchor-type="as-char" draw:z-index="21" draw:name="Vorm40_2" draw:style-name="gr1" draw:text-style-name="P106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1"><text:note text:id="ftn11" text:note-class="footnote"><text:note-citation>2</text:note-citation><text:note-body><text:p text:style-name="P83"><text:span text:style-name="T285">D</text:span>e <text:span text:style-name="T428">Super</text:span>-toets <text:span text:style-name="T285">is </text:span>de Windows<text:span text:style-name="T432">-</text:span><text:span text:style-name="T427">toets</text:span>, <text:span text:style-name="T432">C</text:span>ommand-<text:span text:style-name="T427">toets</text:span>, of <text:span text:style-name="T43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7">men</text:span></text:span><text:span text:style-name="Strong_20_Emphasis"><text:span text:style-name="T212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36">.</text:span></text:span></text:p>
          </table:table-cell>
        </table:table-row>
        <table:table-row table:style-name="TableLine9396264234056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7">4 </text:span></text:span><text:span text:style-name="Strong_20_Emphasis"><text:span text:style-name="T218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9">.</text:span></text:span></text:p>
          </table:table-cell>
        </table:table-row>
        <table:table-row table:style-name="TableLine9396264234118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3962642341808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8"><draw:control text:anchor-type="as-char" draw:z-index="28" draw:name="Vorm40_ 1" draw:style-name="gr1" draw:text-style-name="P106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7">de a</text:span>chtergrond<text:span text:style-name="T466"> </text:span><text:span text:style-name="T467">v</text:span><text:span text:style-name="T454">ia </text:span><text:span text:style-name="T455">een druk op </text:span><text:span text:style-name="T454">d</text:span><text:span text:style-name="T345">e </text:span><text:span text:style-name="T346">Super</text:span><text:span text:style-name="T345">-toets</text:span><text:span text:style-name="T363"><text:note-ref text:note-class="footnote" text:reference-format="text" text:ref-name="ftn11">2</text:note-ref></text:span><text:span text:style-name="T345">, </text:span><text:span text:style-name="T347">zoek </text:span><text:span text:style-name="T339">acht</text:span><text:span text:style-name="T347"> en klik achter </text:span><text:span text:style-name="T339">Instellingen</text:span><text:span text:style-name="T347"> op </text:span><text:span text:style-name="T339">Achtergrond</text:span><text:span text:style-name="T345">.</text:span></text:p>
            <text:p text:style-name="P98"><text:span text:style-name="T350">Klik op </text:span><text:span text:style-name="T341">Afbeelding toevoegen</text:span><text:span text:style-name="T350">.</text:span><text:span text:style-name="T345"><text:line-break/></text:span><text:span text:style-name="T348">Gebruik </text:span><text:span text:style-name="T349">de </text:span><text:span text:style-name="T350">locatie</text:span> in <text:span text:style-name="T464">Persoonlijke map</text:span><text:span text:style-name="T470"> /</text:span> <text:span text:style-name="T464">kz-</text:span><text:span text:style-name="T465">data</text:span><text:span text:style-name="T470"> / </text:span><text:span text:style-name="T456">A</text:span><text:span text:style-name="T463">chtergrond</text:span><text:span text:style-name="T469">.</text:span></text:p>
          </table:table-cell>
        </table:table-row>
        <table:table-row table:style-name="TableLine93962642342432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8"><draw:control text:anchor-type="as-char" draw:z-index="29" draw:name="Vorm40_ 2" draw:style-name="gr1" draw:text-style-name="P106" svg:width="0.35cm" svg:height="0.35cm" draw:control="control30"/></text:span></text:span></text:p>
          </table:table-cell>
          <table:table-cell table:style-name="Tabel2.A1" office:value-type="string">
            <text:p text:style-name="P97">Wijzig <text:span text:style-name="T468">de g</text:span>ebruikersfoto <text:span text:style-name="T467">v</text:span><text:span text:style-name="T454">ia </text:span><text:span text:style-name="T455">een druk op </text:span><text:span text:style-name="T454">d</text:span><text:span text:style-name="T345">e </text:span><text:span text:style-name="T346">Super</text:span><text:span text:style-name="T345">-toets</text:span><text:span text:style-name="T363"><text:note-ref text:note-class="footnote" text:reference-format="text" text:ref-name="ftn11">2</text:note-ref></text:span><text:span text:style-name="T345">, </text:span><text:span text:style-name="T347">zoek </text:span><text:span text:style-name="T340">gebr</text:span><text:span text:style-name="T347"> en klik achter </text:span><text:span text:style-name="T339">Instellingen</text:span><text:span text:style-name="T347"> op </text:span><text:span text:style-name="T340">Gebruikers</text:span><text:span text:style-name="T345">.</text:span></text:p>
            <text:p text:style-name="P95"><text:span text:style-name="T351">Klik op </text:span><text:span text:style-name="Strong_20_Emphasis"><text:span text:style-name="T304">Ontgrendelen</text:span></text:span><text:span text:style-name="T351">.</text:span></text:p>
            <text:p text:style-name="P95"><text:span text:style-name="T351">Klik op afbeelding voor </text:span><text:span text:style-name="Definition"><text:span text:style-name="T7">gebruiker</text:span></text:span><text:span text:style-name="T351">.</text:span></text:p>
            <text:p text:style-name="P96"><text:span text:style-name="T351">Klik op </text:span><text:span text:style-name="Strong_20_Emphasis"><text:span text:style-name="T304">Selecteer een bestand</text:span></text:span><text:span text:style-name="T351">.</text:span><text:span text:style-name="T345"><text:line-break/></text:span><text:span text:style-name="T352">Gebruik de foto </text:span><text:span text:style-name="T353">in</text:span><text:span text:style-name="T352"> </text:span><text:span text:style-name="T342">Persoonlijke map</text:span><text:span text:style-name="T352"> / </text:span><text:span text:style-name="T342">kz-</text:span><text:span text:style-name="T344">data</text:span><text:span text:style-name="T352"> / </text:span><text:span text:style-name="T337">Gebruikersfoto</text:span><text:span text:style-name="T320">.</text:span></text:p>
          </table:table-cell>
        </table:table-row>
        <table:table-row table:style-name="TableLine93962642343056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68"><draw:control text:anchor-type="as-char" draw:z-index="30" draw:name="Vorm36_ 3" draw:style-name="gr1" draw:text-style-name="P106" svg:width="0.35cm" svg:height="0.35cm" draw:control="control31"/></text:span></text:span></text:p>
          </table:table-cell>
          <table:table-cell table:style-name="Tabel2.A1" office:value-type="string">
            <text:p text:style-name="P99"><text:span text:style-name="T321">Controleer </text:span><text:span text:style-name="T322">de f</text:span><text:span text:style-name="T321">avorieten met </text:span><text:span text:style-name="T342">Persoonlijke map</text:span><text:span text:style-name="T320"> / </text:span><text:span text:style-name="T342">kz-</text:span><text:span text:style-name="T344">data</text:span><text:span text:style-name="T320"> / </text:span><text:span text:style-name="T343">Favorieten</text:span><text:span text:style-name="T320">.</text:span></text:p>
          </table:table-cell>
        </table:table-row>
        <table:table-row table:style-name="TableLine93962642343680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50"/>
          </table:table-cell>
        </table:table-row>
        <table:table-row table:style-name="TableLine93962642344304">
          <table:table-cell table:style-name="Tabel2.A1" office:value-type="string">
            <text:p text:style-name="P40"><text:span text:style-name="Strong_20_Emphasis"><text:span text:style-name="T107"><text:s/></text:span></text:span><text:span text:style-name="Strong_20_Emphasis"><text:span text:style-name="T168"><draw:control text:anchor-type="as-char" draw:z-index="22" draw:name="Vorm40_1" draw:style-name="gr1" draw:text-style-name="P106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4"/></text:span></text:p>
      <text:p text:style-name="P39"/>
      <text:p text:style-name="P45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49"> </text:span><text:span text:style-name="T297"><text:reference-ref text:reference-format="text" text:ref-name="Editie">desktop</text:reference-ref></text:span><text:span text:style-name="T297"><text:s/>is voltooid.</text:span></text:p>
      <text:p text:style-name="P18"/>
      <text:p text:style-name="P6"><text:span text:style-name="T178">Geschreven</text:span><text:span text:style-name="T94"> door Karel Zimmer &lt;</text:span><text:a xlink:type="simple" xlink:href="mailto:info@karelzimmer.nl" text:style-name="Internet_20_link" text:visited-style-name="Visited_20_Internet_20_Link"><text:span text:style-name="T447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18T13:14:19.123085159">18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8T13:14:18.937730610</dc:date>
    <meta:keyword>Installatie</meta:keyword>
    <meta:keyword>Checklist</meta:keyword>
    <meta:keyword>Linux</meta:keyword>
    <meta:editing-cycles>6424</meta:editing-cycles>
    <meta:editing-duration>P11DT7H25M2S</meta:editing-duration>
    <meta:print-date>2021-03-23T20:07:57.967210640</meta:print-date>
    <dc:creator>Karel Zimmer</dc:creator>
    <meta:document-statistic meta:table-count="4" meta:image-count="0" meta:object-count="0" meta:page-count="4" meta:paragraph-count="108" meta:word-count="956" meta:character-count="6541" meta:non-whitespace-character-count="5620"/>
    <meta:user-defined meta:name="Info 1"/>
    <meta:user-defined meta:name="Info 2"/>
    <meta:user-defined meta:name="Info 3"/>
    <meta:user-defined meta:name="Info 4"/>
  </office:meta>
</office:document-meta>
</file>